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3.466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results-fine-tune-self_attention" table:style-name="ta1">
        <table:shapes>
          <draw:frame draw:z-index="0" draw:style-name="gr1" draw:text-style-name="P1" svg:width="16cm" svg:height="9.012cm" svg:x="11.076cm" svg:y="2.277cm">
            <draw:object draw:notify-on-update-of-ranges="'results-fine-tune-self_attention'.B1:'results-fine-tune-self_attention'.B1 'results-fine-tune-self_attention'.C2:'results-fine-tune-self_attention'.C25 'results-fine-tune-self_attention'.C1:'results-fine-tune-self_attention'.C1 'results-fine-tune-self_attention'.B2:'results-fine-tune-self_attention'.B25 'results-fine-tune-self_attention'.I3:'results-fine-tune-self_attention'.I4 'results-fine-tune-self_attention'.I3:'results-fine-tune-self_attention'.I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number-columns-repeated="2" table:default-cell-style-name="Default"/>
        <table:table-column table:style-name="co3" table:number-columns-repeated="6" table:default-cell-style-name="Default"/>
        <table:table-row table:style-name="ro1">
          <table:table-cell office:value-type="string" calcext:value-type="string">
            <text:p>text</text:p>
          </table:table-cell>
          <table:table-cell office:value-type="string" calcext:value-type="string">
            <text:p>prediction</text:p>
          </table:table-cell>
          <table:table-cell table:style-name="ce1" office:value-type="string" calcext:value-type="string">
            <text:p>true</text:p>
          </table:table-cell>
          <table:table-cell table:number-columns-repeated="6"/>
        </table:table-row>
        <table:table-row table:style-name="ro1">
          <table:table-cell office:value-type="string" calcext:value-type="string">
            <text:p>The aim of this experiment was to create SnI4 from the reaction between elemental tin and iodine and then to assess its properties by carrying out three tests. 1.0g of tin was added to a 100ml round bottom along with approximately 2.5g of iodine weighed accurately on a watch glass, which should then be added to the flask with a powder funnel. 10cm3 of toluene should be added to the flask along with some anti-bumping granules. The round bottom flask should then be heated under reflux with a heating mantle until the purple vapor turns clear and the solution has turned purple. The flask should then be removed from heat once the solvent stopped condensing the solution should be decanted into a 100ml flask, leaving unreacted tin which should be washed in acetone then dried on a watch glass and weighed. 10cm3 of petroleum spirit 40/60 should be added to the reaction flask and then left to cool to room temperature. Orange crystals should begin to form which once fully recrystallized should be separated from the solution using a Buchner funnel. A heaped microspatula of the crystal should be dissolved in 15ml of water and the pH should be checked. For the first test 2ml of the solution should be added to a test tube and 5 drops of 0.1m of silver nitrate should be added and the result observed and recorded For the second test 2ml of the solution should be added to a test tube and in a fume hood, a copper wire should be heated in a Bunsen until its red hot, placed in the test tube then placed back in the flame. The resulting colour in the flame should be recorded. For the third test 2ml of the solution should be added to another test tube along with 10 drops of 3% hydrogen peroxide and 2ml of petroleum ether and shaken for 30 seconds. The biphasic system that forms should be observed, and notes taken. The aim of this experiment was to create SnI4 from the reaction between elemental tin and iodine and then to assess its properties by carrying out three tests. 1.0g of tin was added to a 100ml round bottom along with approximately 2.5g of iodine weighed accurately on a watch glass, which should then be added to the flask with a powder funnel. 10cm3 of toluene should be added to the flask along with some anti-bumping granules. The round bottom flask should then be heated under reflux with a heating mantle until the purple vapor turns clear and the solution has turned purple. The flask should then be removed from heat once the solvent stopped condensing the solution should be decanted into a 100ml flask, leaving unreacted tin which should be washed in acetone then dried on a watch glass and weighed. 10cm3 of petroleum spirit 40/60 should be added to the reaction flask and then left to cool to room temperature. Orange crystals should begin to form which once fully recrystallized should be separated from the solution using a Buchner funnel. A heaped microspatula of the crystal should be dissolved in 15ml of water and the pH should be checked. For the first test 2ml of the solution should be added to a test tube and 5 drops of 0.1m of silver nitrate should be added and the result observed and recorded For the second test 2ml of the solution should be added to a test tube and in a fume hood, a copper wire should be heated in a Bunsen until its red hot, placed in the test tube then placed back in the flame. The resulting colour in the flame should be recorded.</text:p>
          </table:table-cell>
          <table:table-cell office:value-type="float" office:value="0.783871293067932" calcext:value-type="float">
            <text:p>0.783871293067932</text:p>
          </table:table-cell>
          <table:table-cell office:value-type="float" office:value="0.779999971389771" calcext:value-type="float">
            <text:p>0.779999971389771</text:p>
          </table:table-cell>
          <table:table-cell table:number-columns-repeated="2"/>
          <table:table-cell table:formula="of:=RSQ([.B2:.B25]; [.C2:.C25])" office:value-type="float" office:value="0.0299954800773022" calcext:value-type="float">
            <text:p>0.0299954800773022</text:p>
          </table:table-cell>
          <table:table-cell table:number-columns-repeated="3"/>
        </table:table-row>
        <table:table-row table:style-name="ro1">
          <table:table-cell office:value-type="string" calcext:value-type="string">
            <text:p>The aim of this experiment was to prepare a tin iodide species from its elements, then isolate it and examine the reactivity of the product by preforming a series of tests. In a 100 mL round-bottom flask, transfer 1.0g of tin metal with a plastic powder funnel, weigh 2.5g of Iodine onto a watch-glass, then carefully transfer the Iodine pellets into the flask containing the tin metal. Add 10 cm3 of Toluene then add 2-3 anti-bumping granules, set up a reflux condenser to the water supply and place it on a hot plate securely with clams. Set the temperature to around 60% until the purple vapor begins to condense in the reflux condenser, the solution should change from violet to orange. When the condensing solvent becomes clear turn the heat off and allow it to cool. Pour the solution into a 100 cm3 conical flask then add 10cm3 of Petroleum 40/60 and allow it to cool to be able to form crystals. Filter off the crystals with Petroleum 40/60 then weigh your dried crystals. Then you will execute a series of tests with a solution of SnI4 with water Test 1 � 4 or 5 drops of <text:s/>0.1 M of silver nitrate with 1-2mL of the solution Test 2 � Using a Bunsen burner immerse a copper wire with the solution onto the flame Test 3 � With 1-2mL of the solution, 10 drops of 3% of hydrogen peroxide were added.</text:p>
          </table:table-cell>
          <table:table-cell office:value-type="float" office:value="0.557990849018097" calcext:value-type="float">
            <text:p>0.557990849018097</text:p>
          </table:table-cell>
          <table:table-cell office:value-type="float" office:value="0.449999988079071" calcext:value-type="float">
            <text:p>0.449999988079071</text:p>
          </table:table-cell>
          <table:table-cell table:number-columns-repeated="5"/>
          <table:table-cell office:value-type="float" office:value="1" calcext:value-type="float">
            <text:p>1</text:p>
          </table:table-cell>
        </table:table-row>
        <table:table-row table:style-name="ro1">
          <table:table-cell office:value-type="string" calcext:value-type="string">
            <text:p>The aim of the experiment was to find the mass of residual tin after it had been under reflux conditions as well as the crystals produced after filtration. An investigation of the chemical properties of the tin iodide crystals that was obtained after both reflux and filtration under suction was also carried out.</text:p>
          </table:table-cell>
          <table:table-cell office:value-type="float" office:value="0.479611843824387" calcext:value-type="float">
            <text:p>0.479611843824387</text:p>
          </table:table-cell>
          <table:table-cell office:value-type="float" office:value="0.449999988079071" calcext:value-type="float">
            <text:p>0.449999988079071</text:p>
          </table:table-cell>
          <table:table-cell table:number-columns-repeated="5"/>
          <table:table-cell office:value-type="float" office:value="0" calcext:value-type="float">
            <text:p>0</text:p>
          </table:table-cell>
        </table:table-row>
        <table:table-row table:style-name="ro1">
          <table:table-cell office:value-type="string" calcext:value-type="string">
            <text:p>Name and Group Number Mwawasi Divine Kristy Mkamwasi Group 16 Date Submitted 27/11/2019 Aim This experiment was aimed at preparing a sample of tin iodide (SnI4) from its constituent elements, isolating the product and using chemical tests to investigate its reactivity. Procedure Toluene (10cm3) was added to a mixture of iodine (2.5g) and tin (1.0g). The resultant mixture was heated under reflux until the condensing solvent became clear and the initially purple solution turned orange. The reaction flask was allowed to cool until the solvent stopped condensing. The hot solution was then decanted to separate it from the residual tin metal. Petroleum spirit 40/60 (10cm3) was added to the hot solution before it was allowed to cool to room temperature. The residual tin was washed with acetone, dried and then weighed. When orange crystals began to form in the solution, it was put in an ice bath for 5 minutes to maximise crystallisation. The crystals were filtered out of the solution under suction and then washed using petroleum spirit 40/60 (10cm3). They were then allowed to dry and weighed. The product (heaped microspatula) was dissolved in water (20 mL). The pH of the resulting solution was then tested using pH paper. Three more chemical tests were performed on the resulting solution. In test one, silver nitrate (5 drops, 0.1M) was added to the solution (2mL). Test 2 was the �Beilstein� test where a glowing hot copper rod was immersed into the solution (2mL) and heated to test. In the final test, <text:s/>Hydrogen peroxide (10 drops, 3%w/v) was added to the solution (2mL). It was then shaken and petrol(3mL)</text:p>
          </table:table-cell>
          <table:table-cell office:value-type="float" office:value="0.739218533039093" calcext:value-type="float">
            <text:p>0.739218533039093</text:p>
          </table:table-cell>
          <table:table-cell office:value-type="float" office:value="0.879999995231628" calcext:value-type="float">
            <text:p>0.879999995231628</text:p>
          </table:table-cell>
          <table:table-cell table:number-columns-repeated="6"/>
        </table:table-row>
        <table:table-row table:style-name="ro1">
          <table:table-cell office:value-type="string" calcext:value-type="string">
            <text:p>The experiment aimed to react tin with iodine to create tin (IV) iodide crystals, then test the tin (IV) iodide for its reactivity. To form the tin (IV) iodide, white tin (0.99g) and iodine pellets (2.52g) were heated under reflux in toluene solvent (10ml). Once the solvent had become clear, the reaction mixture was left to cool. Then, the crystals were isolated and dried via vacuum filtration with petroleum 40-60 solvent. To calculate yields, the masses of tin (IV) iodide product and unreacted tin were weighed. Then, a microspatula-tip of the crystals were dissolved in the minimum volume of deionised water to form a solution. For test 1, a sample of the solution (c. 2mL) was mixed with silver (I) nitrate (0.1M, 5 drops), stirred and the change observed. For test 2, a clean copper wire was heated under a Bunsen burner, placed in the solution and then back into the Bunsen burner; the flame colour was then noted. For test 3, a sample of the solution (c. 2mL) was mixed with hydrogen peroxide (3%, 10 drops), stirred and the change observed.</text:p>
          </table:table-cell>
          <table:table-cell office:value-type="float" office:value="0.620840907096863" calcext:value-type="float">
            <text:p>0.620840907096863</text:p>
          </table:table-cell>
          <table:table-cell office:value-type="float" office:value="0.850000023841858" calcext:value-type="float">
            <text:p>0.850000023841858</text:p>
          </table:table-cell>
          <table:table-cell table:number-columns-repeated="6"/>
        </table:table-row>
        <table:table-row table:style-name="ro1">
          <table:table-cell office:value-type="string" calcext:value-type="string">
            <text:p>The aim of the experiment was to prepare the SnI4 from tin and iodine, isolate the product and examine its reactivity. 1g of tin metal, 2.5g of iodine, 10cm3 of toluene and 3 anti-bumping granules were added to a 100cm3 round bottom flask. The flask was then attached to a reflux condenser and placed in a heating mantle set to 100C to be heated until the purple vapour turned clear and the solution changed from purple to orange, the flask was then allowed to cool before the solution was decanted into a 100cm3 conical flask. 10cm3 of petroleum spirit 40/60 was added to the conical flask and left to cool in an ice bath. While the solution was cooling in the ice bath the left-over tin in the round bottom flask was washed with acetone then dried and weighed on a watch glass. The orange crystals formed in the conical flask were filtered and washed with cold petroleum spirit 40/60 under suction. The weight of the dried crystals was then recorded. To test the properties of the new crystals 1 heaped micro-spatula was dissolved in 15-20ml of water and shaken until the orange solid was no longer visible, the pH of the solution was tested using pH paper. The solution was then used in the following three tests. ~2ml of the solution was transferred to a test tube and 5 drops of 0.1M silver nitrate added, the mixture was then gently shaken and any observations recorded. ~2ml of the solution was transferred to a test tube and taken to a fume hood. A copper wire was heated until glowing red in a Bunsen burner and dipped into the solution. The wire was then heated in the Bunsen flame and the colour recorded. ~2ml of the solution was transferred to a test tube and 10 drops of 3% hydrogen peroxide added, the mixture was then gently shaken before ~2.5ml of petrol were added. The biphasic solution was swirled and any changes observed were recorded. The aim of the experiment was to prepare the SnI4 from tin and iodine, isolate the product and examine its reactivity. 1g of tin metal, 2.5g of iodine, 10cm3 of toluene and 3 anti-bumping granules were added to a 100cm3 round bottom flask. The flask was then attached to a reflux condenser and placed in a heating mantle set to 100C to be heated until the purple vapour turned clear and the solution changed from purple to orange, the flask was then allowed to cool before the solution was decanted into a 100cm3 conical flask. 10cm3 of petroleum spirit 40/60 was added to the conical flask and left to cool in an ice bath. While the solution was cooling in the ice bath the left-over tin in the round bottom flask was washed with acetone then dried and weighed on a watch glass. The orange crystals formed in the conical flask were filtered and washed with cold petroleum spirit 40/60 under suction. The weight of the dried crystals was then recorded. To test the properties of the new crystals 1 heaped micro-spatula was dissolved in 15-20ml of water and shaken until the orange solid was no longer visible, the pH of the solution was tested using pH paper. The solution was then used in the following three tests. ~2ml of the solution was transferred to a test tube and 5 drops of 0.1M silver nitrate added, the mixture was then gently shaken and any observations recorded. ~2ml of the solution was transferred to a test tube and taken to a fume hood. A copper wire was heated until glowing red in a Bunsen burner and dipped into the solution. The wire was then heated in the Bunsen flame and the colour recorded.</text:p>
          </table:table-cell>
          <table:table-cell office:value-type="float" office:value="0.652863740921021" calcext:value-type="float">
            <text:p>0.652863740921021</text:p>
          </table:table-cell>
          <table:table-cell office:value-type="float" office:value="0.779999971389771" calcext:value-type="float">
            <text:p>0.779999971389771</text:p>
          </table:table-cell>
          <table:table-cell table:number-columns-repeated="6"/>
        </table:table-row>
        <table:table-row table:style-name="ro1">
          <table:table-cell office:value-type="string" calcext:value-type="string">
            <text:p>The aim of this experiment was to form Snl4 and to perform three tests. To see how it reacts with silver nitrate, to see how it reacts when it is heated in a flame on a copper wire and to observe what happens when it is added to 3% hydrogen peroxide. Tin metal (1g), Iodine (2.5) and toluene (10 cm3) were heated in a reflux condenser with anti-bumping granules at approximately 60% power until the condensing solvent turned clear. The solution was decanted and petroleum 40/60 spirit (10cm3) was added and the solution was left to cool. The residual tin metal was washed out with acetone and weighed. The solution was cooled in an ice bath for five minutes. The crystals were filtered off and washed with cold petroleum spirit 40/60 (10 cm3) and weighed. A heaped micro spatula of Snl4 was dissolved in water (15-20mL) and three tests were carried out. Silver nitrate ( 0.1M, 5 drops) was added to the solution (1-2mL) and was gently shaken for 30 seconds. A wire was dipped into the solution (1-2mL) and held in a flame allowing the flame colour to be observed. 3% hydrogen peroxide (10 drops) was added to the solution (1-2mL) and shaken for 30 seconds. Petrol (3 drops) was added to this new solution and changes were observed. The aim of this experiment was to form Snl4 and to perform three tests. To see how it reacts with silver nitrate, to see how it reacts when it is heated in a flame on a copper wire and to observe what happens when it is added to 3% hydrogen peroxide. Tin metal (1g), Iodine (2.5) and toluene (10 cm3) were heated in a reflux condenser with anti-bumping granules at approximately 60% power until the condensing solvent turned clear. The solution was decanted and petroleum 40/60 spirit (10cm3) was added and the solution was left to cool. The residual tin metal was washed out with acetone and weighed. The solution was cooled in an ice bath for five minutes. The crystals were filtered off and washed with cold petroleum spirit 40/60 (10 cm3) and weighed. A heaped micro spatula of Snl4 was dissolved in water (15-20mL) and three tests were carried out. Silver nitrate ( 0.1M, 5 drops) was added to the solution (1-2mL) and was gently shaken for 30 seconds. A wire was dipped into the solution (1-2mL) and held in a flame allowing the flame colour to be observed.</text:p>
          </table:table-cell>
          <table:table-cell office:value-type="float" office:value="0.816555202007294" calcext:value-type="float">
            <text:p>0.816555202007294</text:p>
          </table:table-cell>
          <table:table-cell office:value-type="float" office:value="0.600000023841858" calcext:value-type="float">
            <text:p>0.600000023841858</text:p>
          </table:table-cell>
          <table:table-cell table:number-columns-repeated="6"/>
        </table:table-row>
        <table:table-row table:style-name="ro1">
          <table:table-cell office:value-type="string" calcext:value-type="string">
            <text:p>The aim of the experiment is to prepare and isolate tin iodide compound from its elements (tin and iodine) and to examine the reactivity of tin iodide compound by performing a series of chemical test. As Sn2+ is easily oxidized to more stable Sn4+ ion and difficult to isolate, so focused only on compound SnI4. Sn + 2I2 = SnI4</text:p>
          </table:table-cell>
          <table:table-cell office:value-type="float" office:value="0.531135618686676" calcext:value-type="float">
            <text:p>0.531135618686676</text:p>
          </table:table-cell>
          <table:table-cell office:value-type="float" office:value="0.829999983310699" calcext:value-type="float">
            <text:p>0.829999983310699</text:p>
          </table:table-cell>
          <table:table-cell table:number-columns-repeated="6"/>
        </table:table-row>
        <table:table-row table:style-name="ro1">
          <table:table-cell office:value-type="string" calcext:value-type="string">
            <text:p>The aim of this experiment was to prepare tin iodide, SnI4, from its elements, by weighing these out and being especially careful when weighing out iodide, and the performing a series of tests to examine the reactivity of the made tin iodide species. The experiment was started by firstly weighing out 1.0g, 1.01 was weighed, of tin and 2.5 g of iodine. These were then placed in a 100 mL quick fit round-bottom flask, with 10 cm3 of toluene and placed on a heating mantle. After adding a 3 anti-bumping granulates, a condenser was placed on top and the mixture was then heated under reflux until the originally violet solution became orange. After that, the hot solution was decanted and moved to a flask, leaving residual tin in the reaction flask, and petroleum spirit 40/60 was then added to the flask with the hot solution. The residual tin was washed with acetone and set out on a watch glass to dry. The hot solution created orange crystals as it cooled, an ice bath should be used to maximize this crystallization. After the crystals are filtered off under vacuum and washed, chemical tests can be performed. First, the crystals should be dissolved in 15-20 mL of water. For the first test, 2 mL of the solution was added to a test-tube with 4 drops of 0.1 M silver nitrate The second test required 2 mL of the solution in a test tube and then a flame test was done using a copper wire. The third test required 2 mL of the solution to be moved to a test tube and 10 drops of 3% hydrogen peroxide was added. This was shaken for around 30 seconds and 2 mL of petrol was added. The aim of this experiment was to prepare tin iodide, SnI4, from its elements, by weighing these out and being especially careful when weighing out iodide, and the performing a series of tests to examine the reactivity of the made tin iodide species. The experiment was started by firstly weighing out 1.0g, 1.01 was weighed, of tin and 2.5 g of iodine. These were then placed in a 100 mL quick fit round-bottom flask, with 10 cm3 of toluene and placed on a heating mantle. After adding a 3 anti-bumping granulates, a condenser was placed on top and the mixture was then heated under reflux until the originally violet solution became orange. After that, the hot solution was decanted and moved to a flask, leaving residual tin in the reaction flask, and petroleum spirit 40/60 was then added to the flask with the hot solution. The residual tin was washed with acetone and set out on a watch glass to dry. The hot solution created orange crystals as it cooled, an ice bath should be used to maximize this crystallization. After the crystals are filtered off under vacuum and washed, chemical tests can be performed. First, the crystals should be dissolved in 15-20 mL of water. For the first test, 2 mL of the solution was added to a test-tube with 4 drops of 0.1 M silver nitrate The second test required 2 mL of the solution in a test tube and then a flame test was done using a copper wire.</text:p>
          </table:table-cell>
          <table:table-cell office:value-type="float" office:value="0.695814192295074" calcext:value-type="float">
            <text:p>0.695814192295074</text:p>
          </table:table-cell>
          <table:table-cell office:value-type="float" office:value="0.75" calcext:value-type="float">
            <text:p>0.75</text:p>
          </table:table-cell>
          <table:table-cell table:number-columns-repeated="6"/>
        </table:table-row>
        <table:table-row table:style-name="ro1">
          <table:table-cell office:value-type="string" calcext:value-type="string">
            <text:p>The aim of this experiment was to prepare a tin iodide solution using the elements and use the solution to prepare tests that will investigate the reactivity of the tin iodide solution. 1 gram of tin metal was measured into a round-bottom flask, 2.5g of iodine pellets were also added as well as 10cm3 of toluene and a few anti-bumping granules. The flask was heated until a purple vapor started to condense, once the solution became colourless the reaction was removed from the heat. The solution (excluding the tin metal) was transferred into a flask with 10cm3 petroleum 40/60. The tin was rinsed with acetone and dried and weighed. Orange crystals formed from the solution upon cooling, these crystals were then dried using a Buchner funnel and filtration under suction then weighed The aim of this experiment was to prepare a tin iodide solution using the elements and use the solution to prepare tests that will investigate the reactivity of the tin iodide solution. 1 gram of tin metal was measured into a round-bottom flask, 2.5g of iodine pellets were also added as well as 10cm3 of toluene and a few anti-bumping granules. The flask was heated until a purple vapor started to condense, once the solution became colourless the reaction was removed from the heat. The solution (excluding the tin metal) was transferred into a flask with 10cm3 petroleum 40/60. The tin was rinsed with acetone and dried and weighed.</text:p>
          </table:table-cell>
          <table:table-cell office:value-type="float" office:value="0.68499767780304" calcext:value-type="float">
            <text:p>0.68499767780304</text:p>
          </table:table-cell>
          <table:table-cell office:value-type="float" office:value="0.300000011920929" calcext:value-type="float">
            <text:p>0.300000011920929</text:p>
          </table:table-cell>
          <table:table-cell table:number-columns-repeated="6"/>
        </table:table-row>
        <table:table-row table:style-name="ro1">
          <table:table-cell office:value-type="string" calcext:value-type="string">
            <text:p>The aim of the experiment was to prepare a tin iodide species (SnI4) and then to isolate it. Furthermore, it was to examine the reactivity of the product through three tests. Add 1.0g of tin metal to a 100mL Quickfit round-bottom flask and carefully weight 2.5g of iodine onto a watchglass before transferring the iodine pellets into the reaction flask with the tin metal. Then add 10cm3 of toluene into the flask along with 2-3 antibumping granules and set it up with a reflux condenser. Place the flask on the DrySyn hot plate and turn it to around 175c and let it condense until the vapour is clear then detach the flask from the condensor and let the flask cool until it stops condensing. Decant the solution without the tin metal into a 100cm3 conical flask and add 10cm3 of petroleum spirit 40/60 to the conical flask before letting it cool. Wash the tin with acetone and leave it to dry on a watchglass before weighing it. Then, place the conical flask containing the orange liquid into an ice bath to ensure maximum yield of crystals. Filter off the crystals with a Buchner funnel and weigh the dried crystals. Then add about a spatula full of crystals (SnI4) into another conical flask and dissolve it in water and take a pH reading of this. For the tests, add around 1-2mL of the solution into three separate test tubes and follow the following steps: Test 1: Add 4 to 5 drops of 0.1M silver nitrate and shake the mixture and observe the change Test 2: Heat a copper wire with a Bunsen burner until it is red before dipping it in the solution and conducting a flame test with a Bunsen burner and observing the colour of the flame. This is known as a Beilstein test Test 3: Add 10 drops of 3% hydrogen peroxide, shake and then add 2 to 3 mL of petrol before swirling and observing the biphasic solution. The aim of the experiment was to prepare a tin iodide species (SnI4) and then to isolate it. Furthermore, it was to examine the reactivity of the product through three tests. Add 1.0g of tin metal to a 100mL Quickfit round-bottom flask and carefully weight 2.5g of iodine onto a watchglass before transferring the iodine pellets into the reaction flask with the tin metal. Then add 10cm3 of toluene into the flask along with 2-3 antibumping granules and set it up with a reflux condenser. Place the flask on the DrySyn hot plate and turn it to around 175c and let it condense until the vapour is clear then detach the flask from the condensor and let the flask cool until it stops condensing. Decant the solution without the tin metal into a 100cm3 conical flask and add 10cm3 of petroleum spirit 40/60 to the conical flask before letting it cool. Wash the tin with acetone and leave it to dry on a watchglass before weighing it. Then, place the conical flask containing the orange liquid into an ice bath to ensure maximum yield of crystals. Filter off the crystals with a Buchner funnel and weigh the dried crystals. Then add about a spatula full of crystals (SnI4) into another conical flask and dissolve it in water and take a pH reading of this. For the tests, add around 1-2mL of the solution into three separate test tubes and follow the following steps: Test 1: Add 4 to 5 drops of 0.1M silver nitrate and shake the mixture and observe the change Test 2: Heat a copper wire with a Bunsen burner until it is red before dipping it in the solution and conducting a flame test with a Bunsen burner and observing the colour of the flame. This is known as a Beilstein test</text:p>
          </table:table-cell>
          <table:table-cell office:value-type="float" office:value="0.487164884805679" calcext:value-type="float">
            <text:p>0.487164884805679</text:p>
          </table:table-cell>
          <table:table-cell office:value-type="float" office:value="0.550000011920929" calcext:value-type="float">
            <text:p>0.550000011920929</text:p>
          </table:table-cell>
          <table:table-cell table:number-columns-repeated="6"/>
        </table:table-row>
        <table:table-row table:style-name="ro1">
          <table:table-cell office:value-type="string" calcext:value-type="string">
            <text:p>Aim- The purpose of this experiment was to prepare a tin iodide species through heating of tin and iodine in toluene, then to investigate how SnI4 reacts with different tests. Experimental Procedure- 1g of tin metal and 2.5g of iodine were transferred into a round bottom reaction flask, along with 10 mL of toluene and a few anti-bumping granules. A reflex condenser was attached and the flask heated with a hot plate until the vapor being produced changed from violet to clear. The solution was then decanted into a conical flask and 10 mL of petroleum spirit 40/60 was added, then placed in an ice bath. The leftover tin was washed with acetone, dried, and weighed. The solution was then filtered with a Buchner funnel and weighed. A micro spatula tip of dried crystals were dissolved in water, and the solution used in three tests. The first test was to add silver nitrate. The second test was to immerse a hot wire in the solution to see what color it would burn after put back over a Bunsen burner flame. The third test was to mix the solution with hydrogen peroxide and petrol. Aim- The purpose of this experiment was to prepare a tin iodide species through heating of tin and iodine in toluene, then to investigate how SnI4 reacts with different tests.</text:p>
          </table:table-cell>
          <table:table-cell office:value-type="float" office:value="0.626375198364258" calcext:value-type="float">
            <text:p>0.626375198364258</text:p>
          </table:table-cell>
          <table:table-cell office:value-type="float" office:value="0.5" calcext:value-type="float">
            <text:p>0.5</text:p>
          </table:table-cell>
          <table:table-cell table:number-columns-repeated="6"/>
        </table:table-row>
        <table:table-row table:style-name="ro1">
          <table:table-cell office:value-type="string" calcext:value-type="string">
            <text:p>Aim: - To find out the percentage yield which is mass of SnI4 obtained and the amount of tin which is isolated. To find out the rough pH of the solution SnI4 in water that is produced from the experiment. To find out what happens when the SnI4 in water reacts with 0.1M silver nitrate. To find out what happens when a hot copper wire coated with SnI4 in water what happens put under the Bunsen burner. To find out what happens when 3% hydrogen peroxide added to SnI4 in water, then 30s later petrol is added. Procedure: - Reaction of tin metal with elemental iodine Weigh 1.0g of Tin metal with a weighing scale and transfer to conical flask. Weigh 2.5g of iodine into a watchglass using a weighing scale, make sure that none of iodine pellets is spilled while getting dispense into the watchglass. If any is spilled while doing this report member staff, dispose into aqueous solution of Sodium metabisulfite. Transfer contents from watchglass to the Quickfit flask. Using a measure 10cm3 of toluene then transfer to Quickfit round-bottom and adding in 2 or 3 anti-bumping granules. Now set up a reflex condenser, put the Quickfit round-bottom flask in a heating mantle. Turn on the heating mantle to 60% power which has the violet vapor. Keep heating the solution until reaction proceeds and changes to orange. When changes colour to orange then switch off the heating mantle and leave the solution to cool until it stops condensing. Manipulate the clamp and pour the solution and leaving the residual tin in the Quickfit round-bottom. Put into the conical flask petroleum spirit 40/60 and leave it to cool to room temperature. To maximise the product ice bath could be used to help to cool down the solution. <text:s/>Leftover tin wash it out with acetone putting the residual into the correct bottle and when weigh the dried tin. Keep heating the solution until reaction proceeds and changes to orange. When changes colour to orange then switch off the heating mantle and leave the solution to cool until it stops condensing. Manipulate the clamp and pour the solution and leaving the residual tin in the Quickfit round-bottom. Add petroleum spirit 40/60 and leave it to cool to room temperature. To maximise the product ice bath could be used to help to cool down the solution. Leftover tin wash it out with acetone putting the residual into the correct bottle and when weigh the dried tin. Now set up a Buncher funnel and using filter paper. Switch on the vacuum and put down the conical flask and let the solution to filter. Measure 10cm3 of petroleum spirit 40/60 and then put the measuring cylinder into an ice bath and leave it to cool. Clean the conical flask with the cooled measuring cylinder and transfer it into the Buncher Funnel. Transfer the crystals from the conical flask to a wathchglass when weigh the weight of the dried crystals. Using a micro spatula get a lot of crystals and transfer it into beaker. Measure out 15-20 mL of water and transfer to the beaker and swirl the solution until the orange solid is no longer visible. Now using pH paper measure the pH of the solution in the beaker. Test 1: - Get the test tube and using a pipette measure out 1-2mL of the solution in the beaker. Now add in 4 or 5 drops of 0.1 M silver nitrate. Gently shake the solution for 30s and see the results of what happens. Test 2: - Get the test tube and using a pipette measure out 1-2mL of the solution in the beaker. Make sure that the rest of this reaction is taken place into fumehood. Set up a Bunsen flame and heat up a copper wire until it starts to glow red. Dip in the glowing red copper wire into the test tube. When put the copper wire back under the Bunsen burner again and note the colour change. Test 3: -</text:p>
          </table:table-cell>
          <table:table-cell office:value-type="float" office:value="0.663703918457031" calcext:value-type="float">
            <text:p>0.663703918457031</text:p>
          </table:table-cell>
          <table:table-cell office:value-type="float" office:value="0.5" calcext:value-type="float">
            <text:p>0.5</text:p>
          </table:table-cell>
          <table:table-cell table:number-columns-repeated="6"/>
        </table:table-row>
        <table:table-row table:style-name="ro1">
          <table:table-cell office:value-type="string" calcext:value-type="string">
            <text:p>The aim of this experiment was to discover certain properties of SnI4 prepared through condensing and crystallisation. The pH, halide presence, solubility as compared to other salts, and organic solubility of a solution of the crystal were tested. Tin (1.0 g) and iodine (2.5 g) were measured and then placed in a flask for condensing. Toluene (10 mL) and 2-3 anti-bumping granules were added to the flask. This flask was connected to a clamped reflux condenser and heated using a hotplate at 60% power. Once the vapour becomes a vibrant orange and the condensing solvent becomes colourless, the hotplate was switched off. After condensing was complete, the solution was placed in another flask and 40-60 petroleum spirit (10 mL) was added. This flask was placed in an ice bath for approximately 5 minutes to encourage crystallisation. The residual tin in the previously heated flask was rinsed with acetone and weighed. After crystallisation has been completed, the crystals were dried through Buchner funnel and vacuum filtration, using 40-60 petroleum spirit to wash. Once the precipitate was massed, a solution was created using one micro-spatula tip in water (15-20 mL). The pH of this solution was measured using pH paper. The solution (1-2 mL) was mixed for 30 seconds with 0.1 M silver nitrate (4-5 drops) in a test tube and the resultant visual qualities were recorded. A Beilstein test was performed to test for halides by dipping heated copper wire in the solution and then heated again over a Bunsen burner. The flame colour was recorded. The solution (1-2 mL) was mixed for 30 seconds with 3% hydrogen peroxide in a third test tube, and petrol (2-3 mL) was added. The resultant visual qualities were recorded. The aim of this experiment was to discover certain properties of SnI4 prepared through condensing and crystallisation. The pH, halide presence, solubility as compared to other salts, and organic solubility of a solution of the crystal were tested. Tin (1.0 g) and iodine (2.5 g) were measured and then placed in a flask for condensing. Toluene (10 mL) and 2-3 anti-bumping granules were added to the flask. This flask was connected to a clamped reflux condenser and heated using a hotplate at 60% power. Once the vapour becomes a vibrant orange and the condensing solvent becomes colourless, the hotplate was switched off. After condensing was complete, the solution was placed in another flask and 40-60 petroleum spirit (10 mL) was added. This flask was placed in an ice bath for approximately 5 minutes to encourage crystallisation. The residual tin in the previously heated flask was rinsed with acetone and weighed. After crystallisation has been completed, the crystals were dried through Buchner funnel and vacuum filtration, using 40-60 petroleum spirit to wash. Once the precipitate was massed, a solution was created using one micro-spatula tip in water (15-20 mL). The pH of this solution was measured using pH paper. The solution (1-2 mL) was mixed for 30 seconds with 0.1 M silver nitrate (4-5 drops) in a test tube and the resultant visual qualities were recorded. A Beilstein test was performed to test for halides by dipping heated copper wire in the solution and then heated again over a Bunsen burner. The flame colour was recorded.</text:p>
          </table:table-cell>
          <table:table-cell office:value-type="float" office:value="0.642110526561737" calcext:value-type="float">
            <text:p>0.642110526561737</text:p>
          </table:table-cell>
          <table:table-cell office:value-type="float" office:value="0.680000007152557" calcext:value-type="float">
            <text:p>0.680000007152557</text:p>
          </table:table-cell>
          <table:table-cell table:number-columns-repeated="6"/>
        </table:table-row>
        <table:table-row table:style-name="ro1">
          <table:table-cell office:value-type="string" calcext:value-type="string">
            <text:p>This experiment aimed to prepare tin iodide (SnI4) from tin and iodine. The product could then be�isolated�and tests performed to determine its reactivity. 1.0g of tin was transferred to�an�100 ml�Quickfit�round-bottom flask. 2.5g of iodine pellets were then added, as well as 10 ml of toluene and 2-3 anti-bumping granules. A reflux condenser was then set up over the flask, and set to 60% power at roughly 160�C. The solution was heated until it changed�colour�from a violet�vapour�to orange, and the condensing solvent was�colourless. The flask was then cooled until condensation had stopped and the solution transferred to�an�100 ml conical flask, leaving the tin in the original flask. 10 ml of petroleum spirit 40/60 was then added and the flask cooled to room temperature, allowing orange crystals to form. Cooling in an ice bath for 5 minutes increased crystal production. The residual tin was then rinsed in acetone and left to dry before being weighed. Vacuum filtration was performed on the orange solution, rinsing with cold petroleum spirit 40/60. The resulting SnI4�crystals were then weighed. To make up a solution for the reactivity tests, a heaped�microspatula�tip of the SnI4 crystals was dissolved in 20 ml of water by shaking. 2 ml of this solution was then transferred to 3 test tubes.� To test tube 1, 4 or 5 drops of silver nitrate were added. To test tube 2, a�red hot�copper wire was immersed into the solution and then reheated in a Bunsen flame. For test tube 3, 10 drops of 3% hydrogen peroxide were added and shaken before adding 3 ml of petroleum spirt 40/60. All observations from the tests were recorded. This experiment aimed to prepare tin iodide (SnI4) from tin and iodine. The product could then be�isolated�and tests performed to determine its reactivity.</text:p>
          </table:table-cell>
          <table:table-cell office:value-type="float" office:value="0.664626240730286" calcext:value-type="float">
            <text:p>0.664626240730286</text:p>
          </table:table-cell>
          <table:table-cell office:value-type="float" office:value="0.779999971389771" calcext:value-type="float">
            <text:p>0.779999971389771</text:p>
          </table:table-cell>
          <table:table-cell table:number-columns-repeated="6"/>
        </table:table-row>
        <table:table-row table:style-name="ro1">
          <table:table-cell office:value-type="string" calcext:value-type="string">
            <text:p>The aim of this experiment is to prepare SnI4 from its elements and isolate it in order to exploit its reactivity to examine whether it is SnI4 by Using a plastic filter funnel, transfer 1.0g of tin metal into a 100mL Quickfit round-bottom flask, then add 2.5g of iodine pellets. Add 10 cm3 of toluene along with 3 anti-bumping granules and connect a reflux condenser to the water supply. Place the flask in a heating mantle and clamp it to secure it and connect to the reflux condenser. Heat the solution until a violet vapor begins to condense until the condensing solution becomes clear, then switch off the mantle. Decant the hot solution into a 100 cm3 conical flask, ensuring the residual tin remains in the reaction flask. Add 10 cm3 of petroleum spirit 40-60 and allow it to cool. Orange crystals should begin to form, filter them off using a Buchner funnel and wash them with 10cm3 of cold petroleum spirit 40/60, then weigh the dried crystals.</text:p>
          </table:table-cell>
          <table:table-cell office:value-type="float" office:value="0.587128341197968" calcext:value-type="float">
            <text:p>0.587128341197968</text:p>
          </table:table-cell>
          <table:table-cell office:value-type="float" office:value="0.680000007152557" calcext:value-type="float">
            <text:p>0.680000007152557</text:p>
          </table:table-cell>
          <table:table-cell table:number-columns-repeated="6"/>
        </table:table-row>
        <table:table-row table:style-name="ro1">
          <table:table-cell office:value-type="string" calcext:value-type="string">
            <text:p>In this experiment, SnI4 is made by Sn and I2 using condensation and crystallization and the reactivity is tested by reacting with silver nitrate, Beilstein test, and the hydrogen peroxide. In this experiment, tin (1.0g) and iodine (2.5g) is heated and refluxed with toluene(10cm3), the solution change from violt to orange. Stop heating until the condensed solvent is colorless. Weight and record the tin left. Cool the solution with petroleum spirit 40/60,then with ice bath. Filter to get crystal and record the weigh of the sample after dry. Dissolve some sample with water(15-20ml). Silver nitrate(0.1 mole) is react with the sample solution(1-2ml) Hot copper is dipped in the sample solution and heated again. Hydrogen peroxide(3%, 10 drops) is add to the sample solution(1-2ml) and shaked with petrel(2-3ml) In this experiment, SnI4 is made by Sn and I2 using condensation and crystallization and the reactivity is tested by reacting with silver nitrate, Beilstein test, and the hydrogen peroxide. In this experiment, tin (1.0g) and iodine (2.5g) is heated and refluxed with toluene(10cm3), the solution change from violt to orange. Stop heating until the condensed solvent is colorless. Weight and record the tin left. Cool the solution with petroleum spirit 40/60,then with ice bath. Filter to get crystal and record the weigh of the sample after dry. Dissolve some sample with water(15-20ml). Silver nitrate(0.1 mole) is react with the sample solution(1-2ml) Hot copper is dipped in the sample solution and heated again.</text:p>
          </table:table-cell>
          <table:table-cell office:value-type="float" office:value="0.72255676984787" calcext:value-type="float">
            <text:p>0.72255676984787</text:p>
          </table:table-cell>
          <table:table-cell office:value-type="float" office:value="0.649999976158142" calcext:value-type="float">
            <text:p>0.649999976158142</text:p>
          </table:table-cell>
          <table:table-cell table:number-columns-repeated="6"/>
        </table:table-row>
        <table:table-row table:style-name="ro1">
          <table:table-cell office:value-type="string" calcext:value-type="string">
            <text:p>The aim of the experiment was form crystallised SnI4 from its constituent elements and perform 3 simple tests to examine it�s reactivity. Solid tin (1.01g) and iodine pellets (2.50g) formed a purple solution with 10cm3 of toluene and was heated under reflux until the solution turned orange and the condensing liquid was colourless. The solution was cooled and transferred into a conical flask to isolate the unreacted tin (0.43g). 10cm3 petroleum 40/60 was added to the orange solution in the conical flask. The conical flask was placed in an ice bath to maximise crystallisation. The solution was filtered under reduced pressure to form a bright orange crystal powder. 2.15g of pure SnI4 crystals was collected. A heaped micro spatula of my orange crystals was dissolved in enough distilled water to dissolve all the crystals (approx. 20cm3) The first chemical test involved adding 4-5 drops of 0.1M silver nitrate to 1.6ml of my solution, and my pale yellow solution turned cloudy. The second test was the �Beilstein test� where a hot copper wire was submerged in 1.32ml of my solution and held over a Bunsen burner. A bright green flame was observed. The third test involved adding 10 drops of 3% hydrogen peroxide and 2.4ml of petroleum 40/60 to 1.36ml of my solution. After the addition of H2O2, the solution turned darker yellow and on standing turned brown. After the addition of the petrol, 2 immiscible layers formed with the top layer being a bright pink (turned purple on standing) and the bottom layer a brown/red colour. The aim of the experiment was form crystallised SnI4 from its constituent elements and perform 3 simple tests to examine it�s reactivity. Solid tin (1.01g) and iodine pellets (2.50g) formed a purple solution with 10cm3 of toluene and was heated under reflux until the solution turned orange and the condensing liquid was colourless. The solution was cooled and transferred into a conical flask to isolate the unreacted tin (0.43g). 10cm3 petroleum 40/60 was added to the orange solution in the conical flask. The conical flask was placed in an ice bath to maximise crystallisation. The solution was filtered under reduced pressure to form a bright orange crystal powder. 2.15g of pure SnI4 crystals was collected. A heaped micro spatula of my orange crystals was dissolved in enough distilled water to dissolve all the crystals (approx. 20cm3) The first chemical test involved adding 4-5 drops of 0.1M silver nitrate to 1.6ml of my solution, and my pale yellow solution turned cloudy. The second test was the �Beilstein test� where a hot copper wire was submerged in 1.32ml of my solution and held over a Bunsen burner. A bright green flame was observed.</text:p>
          </table:table-cell>
          <table:table-cell office:value-type="float" office:value="0.621412515640259" calcext:value-type="float">
            <text:p>0.621412515640259</text:p>
          </table:table-cell>
          <table:table-cell office:value-type="float" office:value="0.779999971389771" calcext:value-type="float">
            <text:p>0.779999971389771</text:p>
          </table:table-cell>
          <table:table-cell table:number-columns-repeated="6"/>
        </table:table-row>
        <table:table-row table:style-name="ro1">
          <table:table-cell office:value-type="string" calcext:value-type="string">
            <text:p>The overall aim of the experiment was to prepare a sample of a species of tin iodide and qualitatively measure the reactivity of this species. In order to do this, tin metal (1g) and iodine pellets (2.5g) were condensed along with toluene (10cm3) until the solution changed colour from violet <text:s/>(orange) <text:s/>colourless. After heating was complete, the now colourless solution was decanted and petroleum spirit 40/60 was added to it before being cooled to room temperature. The tin metal which remained in the flask was then weighed. Next, the colourless solution was placed in an ice bath to maximise crystallisation (of the orange crystals). The final step in preparing the crystals was that the suspension was recrystalised from petroleum spirit 40-60 (10cm3) and the mass of the orange crystals (Tin Iodide, SnI4) was measured. To prepare a solution for the following tests, a heaped micro-spatula tip of the product, tin iodide was fully dissolved in water (15mL) and the pH of the solution was taken. For test 1, 2mL of the solution prepared in the above step was placed in a test tube with a few drops of 0.1M silver nitrate and shook for 30 seconds. Next, for test 2, the prepared solution was used to carry out the Beilstein flame test, testing the flame colour observed when the solution was heated in a Bunsen flame. For the final test, test 3, 2mL of the solution was added to a test tube along with 3% hydrogen peroxide (10 drops) and shaken well before 3mL of petroleum 40/60 was added, the colour change for this reaction was recorded. The overall aim of the experiment was to prepare a sample of a species of tin iodide and qualitatively measure the reactivity of this species. In order to do this, tin metal (1g) and iodine pellets (2.5g) were condensed along with toluene (10cm3) until the solution changed colour from violet <text:s/>(orange) <text:s/>colourless. After heating was complete, the now colourless solution was decanted and petroleum spirit 40/60 was added to it before being cooled to room temperature. The tin metal which remained in the flask was then weighed. Next, the colourless solution was placed in an ice bath to maximise crystallisation (of the orange crystals). The final step in preparing the crystals was that the suspension was recrystalised from petroleum spirit 40-60 (10cm3) and the mass of the orange crystals (Tin Iodide, SnI4) was measured. To prepare a solution for the following tests, a heaped micro-spatula tip of the product, tin iodide was fully dissolved in water (15mL) and the pH of the solution was taken. For test 1, 2mL of the solution prepared in the above step was placed in a test tube with a few drops of 0.1M silver nitrate and shook for 30 seconds. Next, for test 2, the prepared solution was used to carry out the Beilstein flame test, testing the flame colour observed when the solution was heated in a Bunsen flame.</text:p>
          </table:table-cell>
          <table:table-cell office:value-type="float" office:value="0.822870850563049" calcext:value-type="float">
            <text:p>0.822870850563049</text:p>
          </table:table-cell>
          <table:table-cell office:value-type="float" office:value="0.600000023841858" calcext:value-type="float">
            <text:p>0.600000023841858</text:p>
          </table:table-cell>
          <table:table-cell table:number-columns-repeated="6"/>
        </table:table-row>
        <table:table-row table:style-name="ro1">
          <table:table-cell office:value-type="string" calcext:value-type="string">
            <text:p>The desired outcome of this experiment was to produce tin iodide from its constituent elements and analyse its reactivity. This was done by heating iodine pellets and tin together under reflux with toluene. The solution changed from purple to orange once the iodine fully reacted. The leftover tin was removed and weighed and then 40/60 petroleum was added to the orange solution which was allowed to cool enabling recrystallisation. The orange crystals were extracted using reduced pressure filtration, washed with cold solvent and then weighed. A series of analytical tests were performed on the tin iodide once dissolved in water; positive results ensured the compound had been formed and tested reactivity.</text:p>
          </table:table-cell>
          <table:table-cell office:value-type="float" office:value="0.646363735198975" calcext:value-type="float">
            <text:p>0.646363735198975</text:p>
          </table:table-cell>
          <table:table-cell office:value-type="float" office:value="0.779999971389771" calcext:value-type="float">
            <text:p>0.779999971389771</text:p>
          </table:table-cell>
          <table:table-cell table:number-columns-repeated="6"/>
        </table:table-row>
        <table:table-row table:style-name="ro1">
          <table:table-cell office:value-type="string" calcext:value-type="string">
            <text:p>The aim of this experiment was to react solid iodine with tin metal under reflux conditions in petroleum 40/60 to obtain tin tetraiodide. The tin metal was filtered off and the petroleum 40/60 was cooled so that SnI4 crystals precipitated out. The crystals were then dried using a B�chner funnel and washed with cold petroleum 40/60. The aim of this experiment was to react solid iodine with tin metal under reflux conditions in petroleum 40/60 to obtain tin tetraiodide.</text:p>
          </table:table-cell>
          <table:table-cell office:value-type="float" office:value="0.744922161102295" calcext:value-type="float">
            <text:p>0.744922161102295</text:p>
          </table:table-cell>
          <table:table-cell office:value-type="float" office:value="0.779999971389771" calcext:value-type="float">
            <text:p>0.779999971389771</text:p>
          </table:table-cell>
          <table:table-cell table:number-columns-repeated="6"/>
        </table:table-row>
        <table:table-row table:style-name="ro1">
          <table:table-cell office:value-type="string" calcext:value-type="string">
            <text:p>The aim of the experiment was to prepare a tin iodide species from its elements and isolate it, then to test its reactivity. Tin metal (1.01 g) and iodine (2.49 g) were refluxed with toluene (10 cm3) until the vapor turned from violet to orange to colourless. The solution was decanted and petroleum 40/60 (10 cm3) was added. The residual tin was washed and weighed (0.49 g). The crystals were recrystallized and filtered through a B�chner funnel; the crystals obtained were orange (2.29 g). The aim of the experiment was to prepare a tin iodide species from its elements and isolate it, then to test its reactivity.</text:p>
          </table:table-cell>
          <table:table-cell office:value-type="float" office:value="0.683579564094543" calcext:value-type="float">
            <text:p>0.683579564094543</text:p>
          </table:table-cell>
          <table:table-cell office:value-type="float" office:value="0.649999976158142" calcext:value-type="float">
            <text:p>0.649999976158142</text:p>
          </table:table-cell>
          <table:table-cell table:number-columns-repeated="6"/>
        </table:table-row>
        <table:table-row table:style-name="ro1">
          <table:table-cell office:value-type="string" calcext:value-type="string">
            <text:p>The aim of this experiment was to form tin (IV) iodine (SnI4) from tin and iodine and investigate the reactivity of the tin iodide formed. 1.10g of tin, 2.48g of iodine and 10cm3 of toluene were heated under reflux with 3 anti-bumping granules. The reaction mixture was heated until the colour of the reaction changed from violet to orange and the drops of solvent which were condensing back into the mixture had become colourless. The reaction mixture was then transferred to a conical flask and 10cm3 of petroleum spirt 40/60 was added. The remaining solid tin from the reaction mixture was washed with acetone, dried and weighed. The reaction mixture was filtered to remove the crystals which were then weighed. One heaped micro spatula tip of the SnI4 crystals were dissolved in 15mL of distilled water, this solution was then used to do a Beilstein test. 2mL of the SnI4 solution was tested with 5 drops of 0.1 M silver nitrate and finally 2mL of the solution was mixed with 10 drops of 3% hydrogen peroxide and 2mL of petroleum spirit 40/60 to create a biphasic solution. The aim of this experiment was to form tin (IV) iodine (SnI4) from tin and iodine and investigate the reactivity of the tin iodide formed. 1.10g of tin, 2.48g of iodine and 10cm3 of toluene were heated under reflux with 3 anti-bumping granules. The reaction mixture was heated until the colour of the reaction changed from violet to orange and the drops of solvent which were condensing back into the mixture had become colourless. The reaction mixture was then transferred to a conical flask and 10cm3 of petroleum spirt 40/60 was added. The remaining solid tin from the reaction mixture was washed with acetone, dried and weighed. The reaction mixture was filtered to remove the crystals which were then weighed.</text:p>
          </table:table-cell>
          <table:table-cell office:value-type="float" office:value="0.786284685134888" calcext:value-type="float">
            <text:p>0.786284685134888</text:p>
          </table:table-cell>
          <table:table-cell office:value-type="float" office:value="0.800000011920929" calcext:value-type="float">
            <text:p>0.800000011920929</text:p>
          </table:table-cell>
          <table:table-cell table:number-columns-repeated="6"/>
        </table:table-row>
        <table:table-row table:style-name="ro1">
          <table:table-cell office:value-type="string" calcext:value-type="string">
            <text:p>To observe the reaction between Tin mental and Iodine, and simultaneously observe the products SnI4. The reaction was proceeded with 2.51g of Iodine, 0.96g of Tin and 10ml of Toluene were reacted by heating in a round-bottom flask. The reactants turned to orange at the end, and crystals, orange powder, were cooled in the ice then filtered off. In part ii, the powder was used to react with silver nitrate, fire and hydrogen peroxide respectively. To observe the reaction between Tin mental and Iodine, and simultaneously observe the products SnI4. The reaction was proceeded with 2.51g of Iodine, 0.96g of Tin and 10ml of Toluene were reacted by heating in a round-bottom flask. The reactants turned to orange at the end, and crystals, orange powder, were cooled in the ice then filtered off.</text:p>
          </table:table-cell>
          <table:table-cell office:value-type="float" office:value="0.705194354057312" calcext:value-type="float">
            <text:p>0.705194354057312</text:p>
          </table:table-cell>
          <table:table-cell office:value-type="float" office:value="0.280000001192093" calcext:value-type="float">
            <text:p>0.280000001192093</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0T12:25:28.212984217</dc:date>
    <meta:editing-duration>PT1H7M49S</meta:editing-duration>
    <meta:editing-cycles>1</meta:editing-cycles>
    <meta:document-statistic meta:table-count="1" meta:cell-count="78" meta:object-count="1"/>
    <meta:generator>LibreOffice/7.3.3.2$Linux_X86_64 LibreOffice_project/30$Build-2</meta:generator>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1"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aximum="1"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x"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chart:label-position="top"/>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1cm" svg:height="9.013cm" xlink:href=".." xlink:type="simple" chart:class="chart:scatter" chart:style-name="ch1">
        <chart:plot-area chart:style-name="ch2" table:cell-range-address="'results-fine-tune-self_attention'.B1:'results-fine-tune-self_attention'.C25 'results-fine-tune-self_attention'.I3:'results-fine-tune-self_attention'.I4" chart:data-source-has-labels="row" svg:x="1.331cm" svg:y="0.18cm" svg:width="14.35cm" svg:height="7.672cm">
          <chart:coordinate-region svg:x="2.058cm" svg:y="0.379cm" svg:width="13.529cm" svg:height="6.826cm"/>
          <chart:axis chart:dimension="x" chart:name="primary-x" chart:style-name="ch3">
            <chart:title svg:x="7.523cm" svg:y="8.032cm" chart:style-name="ch4">
              <text:p>Human Mark</text:p>
            </chart:title>
          </chart:axis>
          <chart:axis chart:dimension="y" chart:name="primary-y" chart:style-name="ch5">
            <chart:title svg:x="0.451cm" svg:y="5.158cm" chart:style-name="ch6">
              <text:p>Predicted Mark</text:p>
            </chart:title>
            <chart:grid chart:style-name="ch7" chart:class="major"/>
          </chart:axis>
          <chart:series chart:style-name="ch8" chart:values-cell-range-address="'results-fine-tune-self_attention'.B2:'results-fine-tune-self_attention'.B25" chart:label-cell-address="'results-fine-tune-self_attention'.C1:'results-fine-tune-self_attention'.C1" chart:class="chart:scatter">
            <chart:domain table:cell-range-address="'results-fine-tune-self_attention'.C2:'results-fine-tune-self_attention'.C25"/>
            <chart:data-point chart:repeated="24"/>
          </chart:series>
          <chart:series chart:style-name="ch9" chart:values-cell-range-address="'results-fine-tune-self_attention'.I3:'results-fine-tune-self_attention'.I4" chart:class="chart:scatter">
            <chart:domain table:cell-range-address="'results-fine-tune-self_attention'.I3:'results-fine-tune-self_attention'.I4"/>
            <chart:data-point chart:repeated="2"/>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true</text:p>
                <draw:g>
                  <svg:desc>'results-fine-tune-self_attention'.C1:'results-fine-tune-self_attention'.C1</svg:desc>
                </draw:g>
              </table:table-cell>
              <table:table-cell office:value-type="string">
                <text:p>Column I</text:p>
              </table:table-cell>
              <table:table-cell office:value-type="string">
                <text:p>Column I</text:p>
              </table:table-cell>
            </table:table-row>
          </table:table-header-rows>
          <table:table-rows>
            <table:table-row>
              <table:table-cell office:value-type="string">
                <text:p>1</text:p>
              </table:table-cell>
              <table:table-cell office:value-type="float" office:value="0.779999971389771">
                <text:p>0.779999971389771</text:p>
                <draw:g>
                  <svg:desc>'results-fine-tune-self_attention'.C2:'results-fine-tune-self_attention'.C25</svg:desc>
                </draw:g>
              </table:table-cell>
              <table:table-cell office:value-type="float" office:value="0.783871293067932">
                <text:p>0.783871293067932</text:p>
                <draw:g>
                  <svg:desc>'results-fine-tune-self_attention'.B2:'results-fine-tune-self_attention'.B25</svg:desc>
                </draw:g>
              </table:table-cell>
              <table:table-cell office:value-type="float" office:value="1">
                <text:p>1</text:p>
                <draw:g>
                  <svg:desc>'results-fine-tune-self_attention'.I3:'results-fine-tune-self_attention'.I4</svg:desc>
                </draw:g>
              </table:table-cell>
              <table:table-cell office:value-type="float" office:value="1">
                <text:p>1</text:p>
                <draw:g>
                  <svg:desc>'results-fine-tune-self_attention'.I3:'results-fine-tune-self_attention'.I4</svg:desc>
                </draw:g>
              </table:table-cell>
            </table:table-row>
            <table:table-row>
              <table:table-cell office:value-type="string">
                <text:p>2</text:p>
              </table:table-cell>
              <table:table-cell office:value-type="float" office:value="0.449999988079071">
                <text:p>0.449999988079071</text:p>
              </table:table-cell>
              <table:table-cell office:value-type="float" office:value="0.557990849018097">
                <text:p>0.557990849018097</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449999988079071">
                <text:p>0.449999988079071</text:p>
              </table:table-cell>
              <table:table-cell office:value-type="float" office:value="0.479611843824387">
                <text:p>0.479611843824387</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879999995231628">
                <text:p>0.879999995231628</text:p>
              </table:table-cell>
              <table:table-cell office:value-type="float" office:value="0.739218533039093">
                <text:p>0.739218533039093</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850000023841858">
                <text:p>0.850000023841858</text:p>
              </table:table-cell>
              <table:table-cell office:value-type="float" office:value="0.620840907096863">
                <text:p>0.620840907096863</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779999971389771">
                <text:p>0.779999971389771</text:p>
              </table:table-cell>
              <table:table-cell office:value-type="float" office:value="0.652863740921021">
                <text:p>0.652863740921021</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600000023841858">
                <text:p>0.600000023841858</text:p>
              </table:table-cell>
              <table:table-cell office:value-type="float" office:value="0.816555202007294">
                <text:p>0.816555202007294</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829999983310699">
                <text:p>0.829999983310699</text:p>
              </table:table-cell>
              <table:table-cell office:value-type="float" office:value="0.531135618686676">
                <text:p>0.531135618686676</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75">
                <text:p>0.75</text:p>
              </table:table-cell>
              <table:table-cell office:value-type="float" office:value="0.695814192295074">
                <text:p>0.695814192295074</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300000011920929">
                <text:p>0.300000011920929</text:p>
              </table:table-cell>
              <table:table-cell office:value-type="float" office:value="0.68499767780304">
                <text:p>0.68499767780304</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550000011920929">
                <text:p>0.550000011920929</text:p>
              </table:table-cell>
              <table:table-cell office:value-type="float" office:value="0.487164884805679">
                <text:p>0.487164884805679</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5">
                <text:p>0.5</text:p>
              </table:table-cell>
              <table:table-cell office:value-type="float" office:value="0.626375198364258">
                <text:p>0.626375198364258</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0.5">
                <text:p>0.5</text:p>
              </table:table-cell>
              <table:table-cell office:value-type="float" office:value="0.663703918457031">
                <text:p>0.663703918457031</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0.680000007152557">
                <text:p>0.680000007152557</text:p>
              </table:table-cell>
              <table:table-cell office:value-type="float" office:value="0.642110526561737">
                <text:p>0.642110526561737</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0.779999971389771">
                <text:p>0.779999971389771</text:p>
              </table:table-cell>
              <table:table-cell office:value-type="float" office:value="0.664626240730286">
                <text:p>0.664626240730286</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0.680000007152557">
                <text:p>0.680000007152557</text:p>
              </table:table-cell>
              <table:table-cell office:value-type="float" office:value="0.587128341197968">
                <text:p>0.587128341197968</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0.649999976158142">
                <text:p>0.649999976158142</text:p>
              </table:table-cell>
              <table:table-cell office:value-type="float" office:value="0.72255676984787">
                <text:p>0.7225567698478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0.779999971389771">
                <text:p>0.779999971389771</text:p>
              </table:table-cell>
              <table:table-cell office:value-type="float" office:value="0.621412515640259">
                <text:p>0.621412515640259</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0.600000023841858">
                <text:p>0.600000023841858</text:p>
              </table:table-cell>
              <table:table-cell office:value-type="float" office:value="0.822870850563049">
                <text:p>0.82287085056304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0.779999971389771">
                <text:p>0.779999971389771</text:p>
              </table:table-cell>
              <table:table-cell office:value-type="float" office:value="0.646363735198975">
                <text:p>0.646363735198975</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0.779999971389771">
                <text:p>0.779999971389771</text:p>
              </table:table-cell>
              <table:table-cell office:value-type="float" office:value="0.744922161102295">
                <text:p>0.744922161102295</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0.649999976158142">
                <text:p>0.649999976158142</text:p>
              </table:table-cell>
              <table:table-cell office:value-type="float" office:value="0.683579564094543">
                <text:p>0.683579564094543</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0.800000011920929">
                <text:p>0.800000011920929</text:p>
              </table:table-cell>
              <table:table-cell office:value-type="float" office:value="0.786284685134888">
                <text:p>0.786284685134888</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0.280000001192093">
                <text:p>0.280000001192093</text:p>
              </table:table-cell>
              <table:table-cell office:value-type="float" office:value="0.705194354057312">
                <text:p>0.70519435405731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